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a4655" officeooo:paragraph-rsid="000a46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В папке с программой открываем первый терминал, компилируем программу командой gcc main.c -o</text:p>
      <text:p text:style-name="P1">2. Запускаем программу в том же терминале с помощью команды ./main. Программа выполняется</text:p>
      <text:p text:style-name="P1">3. Открываем второй терминал. </text:p>
      <text:p text:style-name="P1">4. Во втором терминале смотрим список родительскиъ и текущих процессов командой ps -ef --forest</text:p>
      <text:p text:style-name="P1">5. Находим ./main <text:s/>и ищим ветвь с таким же названием.</text:p>
      <text:p text:style-name="P1">6. Смотрим PID у ответвленного от ./main процесса</text:p>
      <text:p text:style-name="P1"><text:s text:c="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7:27:13.054098377</meta:creation-date>
    <dc:date>2024-03-26T17:29:17.029074673</dc:date>
    <meta:editing-duration>PT2M3S</meta:editing-duration>
    <meta:editing-cycles>2</meta:editing-cycles>
    <meta:generator>LibreOffice/7.5.0.3$Linux_X86_64 LibreOffice_project/c21113d003cd3efa8c53188764377a8272d9d6de</meta:generator>
    <meta:document-statistic meta:table-count="0" meta:image-count="0" meta:object-count="0" meta:page-count="1" meta:paragraph-count="7" meta:word-count="64" meta:character-count="413" meta:non-whitespace-character-count="352"/>
  </office:meta>
</office:document-meta>
</file>